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138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table:style-name="ce4" office:value-type="string" calcext:value-type="string">
            <text:p>Mob</text:p>
          </table:table-cell>
          <table:table-cell office:value-type="string" calcext:value-type="string">
            <text:p>Atta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CardRegis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75in" svg:y="29.242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75in" svg:y="29.4201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5:09:50.6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8DT6H18M32S</meta:editing-duration>
    <meta:editing-cycles>57</meta:editing-cycles>
    <meta:generator>LibreOffice/7.2.1.2$Windows_X86_64 LibreOffice_project/87b77fad49947c1441b67c559c339af8f3517e22</meta:generator>
    <dc:date>2021-12-28T19:48:03.760000000</dc:date>
    <meta:document-statistic meta:table-count="3" meta:cell-count="373" meta:object-count="0"/>
    <meta:user-defined meta:name="Info 1"/>
    <meta:user-defined meta:name="Info 2"/>
    <meta:user-defined meta:name="Info 3"/>
    <meta:user-defined meta:name="Info 4"/>
  </office:meta>
</office:document-meta>
</file>